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f1f83" officeooo:paragraph-rsid="001c22e3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0b7c2e" officeooo:paragraph-rsid="001c22e3" style:font-size-asian="14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1c22e3" officeooo:paragraph-rsid="001c22e3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c22e3" officeooo:paragraph-rsid="001c22e3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11" style:family="paragraph" style:parent-style-name="Standard">
      <style:paragraph-properties fo:text-align="center" style:justify-single-word="false"/>
      <style:text-properties fo:font-size="24pt" officeooo:rsid="001c22e3" officeooo:paragraph-rsid="001c22e3" style:font-size-asian="21pt" style:font-size-complex="24pt"/>
    </style:style>
    <style:style style:name="P12" style:family="paragraph" style:parent-style-name="Preformatted_20_Text">
      <style:text-properties fo:color="#808080"/>
    </style:style>
    <style:style style:name="P13" style:family="paragraph" style:parent-style-name="Preformatted_20_Text">
      <style:text-properties fo:color="#808080" style:font-name="Source Code Pro"/>
    </style:style>
    <style:style style:name="P14" style:family="paragraph" style:parent-style-name="Preformatted_20_Text">
      <style:text-properties fo:color="#a9b7c6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e7bd5" officeooo:paragraph-rsid="001e7bd5" style:font-size-asian="14pt" style:font-size-complex="16pt"/>
    </style:style>
    <style:style style:name="P17" style:family="paragraph" style:parent-style-name="Heading_20_1">
      <style:text-properties officeooo:paragraph-rsid="00203792"/>
    </style:style>
    <style:style style:name="T1" style:family="text">
      <style:text-properties officeooo:rsid="0050cfe2"/>
    </style:style>
    <style:style style:name="T2" style:family="text">
      <style:text-properties officeooo:rsid="001c22e3"/>
    </style:style>
    <style:style style:name="T3" style:family="text">
      <style:text-properties officeooo:rsid="001a5c75"/>
    </style:style>
    <style:style style:name="T4" style:family="text">
      <style:text-properties fo:color="#cc7832"/>
    </style:style>
    <style:style style:name="T5" style:family="text">
      <style:text-properties fo:color="#cc7832" style:font-name="Source Code Pro"/>
    </style:style>
    <style:style style:name="T6" style:family="text">
      <style:text-properties fo:color="#cc7832" style:font-name="Source Code Pro" fo:font-weight="bold" fo:background-color="#232525" loext:char-shading-value="0"/>
    </style:style>
    <style:style style:name="T7" style:family="text">
      <style:text-properties fo:color="#cc7832" style:font-name="Source Code Pro" fo:background-color="#232525" loext:char-shading-value="0"/>
    </style:style>
    <style:style style:name="T8" style:family="text">
      <style:text-properties style:font-name="Source Code Pro"/>
    </style:style>
    <style:style style:name="T9" style:family="text">
      <style:text-properties style:font-name="Source Code Pro" officeooo:rsid="001c22e3"/>
    </style:style>
    <style:style style:name="T10" style:family="text">
      <style:text-properties style:font-name="Source Code Pro" fo:font-style="italic"/>
    </style:style>
    <style:style style:name="T11" style:family="text">
      <style:text-properties style:font-name="Source Code Pro" fo:background-color="#232525" loext:char-shading-value="0"/>
    </style:style>
    <style:style style:name="T12" style:family="text">
      <style:text-properties fo:color="#808080"/>
    </style:style>
    <style:style style:name="T13" style:family="text">
      <style:text-properties fo:color="#808080" style:font-name="Source Code Pro"/>
    </style:style>
    <style:style style:name="T14" style:family="text">
      <style:text-properties fo:color="#9876aa"/>
    </style:style>
    <style:style style:name="T15" style:family="text">
      <style:text-properties fo:color="#9876aa" style:font-name="Source Code Pro"/>
    </style:style>
    <style:style style:name="T16" style:family="text">
      <style:text-properties fo:color="#bbb529"/>
    </style:style>
    <style:style style:name="T17" style:family="text">
      <style:text-properties fo:color="#bbb529" style:font-name="Source Code Pro"/>
    </style:style>
    <style:style style:name="T18" style:family="text">
      <style:text-properties fo:color="#ffc66d" style:font-name="Source Code Pro"/>
    </style:style>
    <style:style style:name="T19" style:family="text">
      <style:text-properties fo:color="#6a8759"/>
    </style:style>
    <style:style style:name="T20" style:family="text">
      <style:text-properties fo:color="#6a8759" style:font-name="Source Code Pro"/>
    </style:style>
    <style:style style:name="T21" style:family="text">
      <style:text-properties fo:color="#6a8759" style:font-name="Source Code Pro" officeooo:rsid="001c22e3"/>
    </style:style>
    <style:style style:name="T22" style:family="text">
      <style:text-properties fo:color="#6a8759" style:font-name="Source Code Pro" fo:background-color="#232525" loext:char-shading-value="0"/>
    </style:style>
    <style:style style:name="T23" style:family="text">
      <style:text-properties fo:color="#6a8759" fo:background-color="#232525" loext:char-shading-value="0"/>
    </style:style>
    <style:style style:name="T24" style:family="text">
      <style:text-properties fo:color="#e8bf6a"/>
    </style:style>
    <style:style style:name="T25" style:family="text">
      <style:text-properties fo:color="#e8bf6a" style:font-name="Source Code Pro"/>
    </style:style>
    <style:style style:name="T26" style:family="text">
      <style:text-properties fo:color="#e8bf6a" style:font-name="Source Code Pro" fo:background-color="#232525" loext:char-shading-value="0"/>
    </style:style>
    <style:style style:name="T27" style:family="text">
      <style:text-properties fo:color="#bababa"/>
    </style:style>
    <style:style style:name="T28" style:family="text">
      <style:text-properties fo:color="#bababa" style:font-name="Source Code Pro"/>
    </style:style>
    <style:style style:name="T29" style:family="text">
      <style:text-properties fo:color="#bababa" style:font-name="Source Code Pro" fo:background-color="#232525" loext:char-shading-value="0"/>
    </style:style>
    <style:style style:name="T30" style:family="text">
      <style:text-properties fo:color="#a5c261" style:font-name="Source Code Pro"/>
    </style:style>
    <style:style style:name="T31" style:family="text">
      <style:text-properties officeooo:rsid="001e7b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УНИВЕРСИТЕТ ИТМО</text:p>
      <text:p text:style-name="P8">КАФЕДРА ВЫЧИСЛИТЕЛЬНОЙ ТЕХНИКИ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Отчёт по <text:span text:style-name="T2">второму этапу курсовой работы</text:span></text:p>
      <text:p text:style-name="P11">по дисциплине </text:p>
      <text:p text:style-name="P11">«программирование интернет-приложений»</text:p>
      <text:p text:style-name="P10"/>
      <text:p text:style-name="P10"/>
      <text:p text:style-name="P10"/>
      <text:p text:style-name="P10"/>
      <text:p text:style-name="P5">Выполнил<text:span text:style-name="T2">и</text:span> </text:p>
      <text:p text:style-name="P5">Ощепков А. <text:span text:style-name="T2">А.</text:span>,</text:p>
      <text:p text:style-name="P6">Буланцов А. М.,</text:p>
      <text:p text:style-name="P4">группа <text:span text:style-name="T3">P</text:span>3<text:span text:style-name="T3">2</text:span>02.</text:p>
      <text:p text:style-name="P3">Преподаватель </text:p>
      <text:p text:style-name="P3"><text:span text:style-name="T2">Николаев В. В</text:span>.</text:p>
      <text:p text:style-name="P2"/>
      <text:p text:style-name="P2"/>
      <text:p text:style-name="P2"/>
      <text:h text:style-name="Heading_20_1" text:outline-level="1"><text:soft-page-break/>Краткое описание</text:h>
      <text:p text:style-name="P16"><text:tab/>Пользователь - игрок, имеющий своего персонажа с навыками, атрибутами. Игрок</text:p>
      <text:p text:style-name="P16">может вступать в бои, применяя изученные навыки. Основная идея заключается в том,</text:p>
      <text:p text:style-name="P16">что для получения некоторых навыков игроку придётся изучить часть музыкальной</text:p>
      <text:p text:style-name="P16">теории: открыть информационную часть системы, изучить необходимое и ответить на</text:p>
      <text:p text:style-name="P16">вопросы для получения зачёта. </text:p>
      <text:p text:style-name="P7"/>
      <text:h text:style-name="P17" text:outline-level="1">Пример<text:span text:style-name="T31">ы</text:span> кода</text:h>
      <text:h text:style-name="P17" text:outline-level="1">JSF</text:h>
      <text:p text:style-name="Standard">&lt;html xmlns="http://www.w3.org/1999/xhtml" xmlns:p="http://primefaces.org/ui"</text:p>
      <text:p text:style-name="Standard"><text:s text:c="6"/>xmlns:h="http://xmlns.jcp.org/jsf/html" xmlns:f="http://xmlns.jcp.org/jsf/core"&gt;</text:p>
      <text:p text:style-name="Standard"><text:s text:c="4"/>&lt;h:head&gt;</text:p>
      <text:p text:style-name="Standard"><text:s text:c="8"/>&lt;meta charset="utf-8"/&gt;</text:p>
      <text:p text:style-name="Standard"><text:s text:c="8"/>&lt;title&gt;</text:p>
      <text:p text:style-name="Standard"><text:s text:c="12"/>MuzzFight! - Приключения</text:p>
      <text:p text:style-name="Standard"><text:s text:c="8"/>&lt;/title&gt;</text:p>
      <text:p text:style-name="Standard"><text:s text:c="8"/>&lt;link href="https://fonts.googleapis.com/css?family=Josefin+Sans|Ubuntu" rel="stylesheet"/&gt;</text:p>
      <text:p text:style-name="Standard"><text:s text:c="8"/>&lt;h:outputStylesheet name="css/common.css"/&gt;</text:p>
      <text:p text:style-name="Standard"><text:s text:c="4"/>&lt;/h:head&gt;</text:p>
      <text:p text:style-name="Standard"><text:s text:c="4"/>&lt;h:body&gt;</text:p>
      <text:p text:style-name="Standard"><text:s text:c="8"/>&lt;div id="backgroundText"/&gt;</text:p>
      <text:p text:style-name="Standard"><text:s text:c="8"/>&lt;div id="wrapper"&gt;</text:p>
      <text:p text:style-name="Standard"><text:s text:c="12"/>&lt;nav class="letThereBeSpace"&gt;</text:p>
      <text:p text:style-name="Standard"><text:s text:c="16"/>&lt;p:toolbar&gt;</text:p>
      <text:p text:style-name="Standard"><text:s text:c="20"/>&lt;f:facet name="left"&gt;</text:p>
      <text:p text:style-name="Standard"><text:s text:c="24"/>&lt;h:form&gt;</text:p>
      <text:p text:style-name="Standard"><text:s text:c="28"/>&lt;p:commandButton value="Персонаж" <text:s text:c="3"/>action="main?faces-redirect=true"/&gt;</text:p>
      <text:p text:style-name="Standard"><text:s text:c="28"/>&lt;p:commandButton value="Битва" <text:s text:c="6"/>action="battle?faces-redirect=true"/&gt;</text:p>
      <text:p text:style-name="Standard"><text:s text:c="28"/>&lt;p:commandButton value="Путешествия" action="adventure?f/<text:span text:style-name="T31">&gt;</text:span></text:p>
      <text:p text:style-name="Standard"><text:s text:c="28"/>&lt;p:commandButton value="Теория" <text:s text:c="5"/>action="theory?faces-redirect=true"/&gt;</text:p>
      <text:p text:style-name="Standard"><text:s text:c="24"/>&lt;/h:form&gt;</text:p>
      <text:p text:style-name="Standard"><text:s text:c="20"/>&lt;/f:facet&gt;</text:p>
      <text:p text:style-name="Standard"><text:s text:c="20"/>&lt;f:facet name="right"&gt;</text:p>
      <text:p text:style-name="Standard"><text:s text:c="24"/>&lt;h:form onsubmit="this.action='#{request.contextPath}/logout';"&gt;</text:p>
      <text:p text:style-name="Standard"><text:s text:c="28"/>&lt;p:commandButton value="Выйти" ajax="false" /&gt;</text:p>
      <text:p text:style-name="Standard"><text:s text:c="24"/>&lt;/h:form&gt;</text:p>
      <text:p text:style-name="Standard"><text:s text:c="20"/>&lt;/f:facet&gt;</text:p>
      <text:p text:style-name="Standard"><text:s text:c="16"/>&lt;/p:toolbar&gt;</text:p>
      <text:p text:style-name="Standard"><text:s text:c="12"/>&lt;/nav&gt;</text:p>
      <text:p text:style-name="Standard"><text:s text:c="12"/>&lt;div style="background-color: white;"&gt;</text:p>
      <text:p text:style-name="Standard"><text:soft-page-break/><text:s text:c="16"/>&lt;div class="textLog letThereBeSpace"&gt;</text:p>
      <text:p text:style-name="Standard"><text:s text:c="20"/>&lt;h:form id="dataListForm"&gt;</text:p>
      <text:p text:style-name="Standard"><text:s text:c="24"/>&lt;p:dataList id="eventList" value="#{adventurePageController.events}"</text:p>
      <text:p text:style-name="Standard"><text:s text:c="36"/>var="events" emptyMessage="Начни путешествие сейчас!"&gt;</text:p>
      <text:p text:style-name="Standard"><text:s text:c="28"/>#{adventurePageController.formatDate(events.date)}: #{events.info}</text:p>
      <text:p text:style-name="Standard"><text:s text:c="24"/>&lt;/p:dataList&gt;</text:p>
      <text:p text:style-name="Standard"><text:s text:c="20"/>&lt;/h:form&gt;</text:p>
      <text:p text:style-name="Standard"><text:s text:c="16"/>&lt;/div&gt;</text:p>
      <text:p text:style-name="Standard"><text:s text:c="16"/>&lt;div&gt;</text:p>
      <text:p text:style-name="Standard"><text:s text:c="20"/>&lt;h:form&gt;</text:p>
      <text:p text:style-name="Standard"><text:s text:c="24"/>&lt;p:commandButton value="Пойти дальше " styleClass="floatToRight"</text:p>
      <text:p text:style-name="Standard"><text:s text:c="32"/>action="#{adventurePageController.letsTravel()}"</text:p>
      <text:p text:style-name="Standard"><text:s text:c="32"/>update=":dataListForm:eventList"/&gt;</text:p>
      <text:p text:style-name="Standard"><text:s text:c="20"/>&lt;/h:form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h:body&gt;</text:p>
      <text:p text:style-name="Standard">&lt;/html&gt;</text:p>
      <text:h text:style-name="Heading_20_2" text:outline-level="2">Spring Security</text:h>
      <text:p text:style-name="Standard">@Configuration</text:p>
      <text:p text:style-name="Standard">@EnableWebSecurity</text:p>
      <text:p text:style-name="Standard">public class AppSecurityConfig extends WebSecurityConfigurerAdapter {</text:p>
      <text:p text:style-name="Standard"/>
      <text:p text:style-name="Standard"><text:s text:c="4"/>private UserDetailsService userDetailsService;</text:p>
      <text:p text:style-name="Standard"/>
      <text:p text:style-name="Standard"><text:s text:c="4"/>@Autowired</text:p>
      <text:p text:style-name="Standard"><text:s text:c="4"/>public void setUserDetailsService(UserDetailsService userDetailsService) {</text:p>
      <text:p text:style-name="Standard"><text:s text:c="8"/>this.userDetailsService = userDetailsService;</text:p>
      <text:p text:style-name="Standard"><text:s text:c="4"/>}</text:p>
      <text:p text:style-name="Standard"><text:s text:c="4"/>/</text:p>
      <text:p text:style-name="Standard"><text:s text:c="4"/>@Override</text:p>
      <text:p text:style-name="Standard"><text:s text:c="4"/>protected void configure(HttpSecurity http) throws Exception {</text:p>
      <text:p text:style-name="Standard"><text:s text:c="8"/>http.csrf().disable()</text:p>
      <text:p text:style-name="Standard"><text:s text:c="16"/>.authorizeRequests()</text:p>
      <text:p text:style-name="Standard"><text:s text:c="16"/>.antMatchers("/",</text:p>
      <text:p text:style-name="Standard"><text:s text:c="24"/>"/index.jsf",</text:p>
      <text:p text:style-name="Standard"><text:s text:c="24"/>"/registration.jsf",</text:p>
      <text:p text:style-name="Standard"><text:s text:c="24"/>"/javax.faces.resource/**"</text:p>
      <text:p text:style-name="Standard"><text:s text:c="16"/>).permitAll()</text:p>
      <text:p text:style-name="Standard"><text:tab/><text:tab/> <text:s text:c="8"/>.and()</text:p>
      <text:p text:style-name="Standard"><text:s text:c="16"/>.antMatchers("/main.jsf", "/theory.jsf", "/battle.jsf", "/adventure.jsf", "/login").hasAnyRole("USER")</text:p>
      <text:p text:style-name="Standard"><text:s text:c="16"/>.anyRequest().authenticated();</text:p>
      <text:p text:style-name="Standard"><text:s text:c="8"/>http</text:p>
      <text:p text:style-name="Standard"><text:s text:c="16"/>.formLogin()</text:p>
      <text:p text:style-name="Standard"><text:s text:c="16"/>.loginPage("/index.jsf")</text:p>
      <text:p text:style-name="Standard"><text:s text:c="16"/>.failureUrl("/index.jsf?error=true");</text:p>
      <text:p text:style-name="Standard"><text:s text:c="8"/>http.logout()</text:p>
      <text:p text:style-name="Standard"><text:s text:c="16"/>.logoutSuccessUrl("/index.jsf")</text:p>
      <text:p text:style-name="Standard"><text:s text:c="16"/>.permitAll()</text:p>
      <text:p text:style-name="Standard"><text:soft-page-break/><text:s text:c="16"/>.and()</text:p>
      <text:p text:style-name="Standard"><text:s text:c="16"/>.exceptionHandling();</text:p>
      <text:p text:style-name="Standard"><text:s text:c="4"/>}</text:p>
      <text:p text:style-name="Standard"><text:s text:c="3"/></text:p>
      <text:p text:style-name="Standard"><text:s text:c="3"/></text:p>
      <text:p text:style-name="Standard"><text:s text:c="4"/>@Bean</text:p>
      <text:p text:style-name="Standard"><text:s text:c="4"/>public DaoAuthenticationProvider authenticationProvider() {</text:p>
      <text:p text:style-name="Standard"><text:s text:c="8"/>DaoAuthenticationProvider authProvider</text:p>
      <text:p text:style-name="Standard"><text:s text:c="16"/>= new DaoAuthenticationProvider();</text:p>
      <text:p text:style-name="Standard"><text:s text:c="8"/>authProvider.setUserDetailsService(userDetailsService);</text:p>
      <text:p text:style-name="Standard"><text:s text:c="8"/>authProvider.setPasswordEncoder(encoder());</text:p>
      <text:p text:style-name="Standard"><text:s text:c="8"/>return authProvider;</text:p>
      <text:p text:style-name="Standard"><text:s text:c="4"/>}</text:p>
      <text:p text:style-name="P7"/>
      <text:h text:style-name="Heading_20_2" text:outline-level="2">Spring Aop</text:h>
      <text:p text:style-name="Standard">@Aspect</text:p>
      <text:p text:style-name="Standard">@Component</text:p>
      <text:p text:style-name="Standard">public class RepoAspect {</text:p>
      <text:p text:style-name="Standard"><text:s text:c="4"/>private Logger logger = LoggerFactory.getLogger(this.getClass());</text:p>
      <text:p text:style-name="Standard"><text:s text:c="4"/>@Before("execution(* vt.smt.db.repositories.*.*(..))")</text:p>
      <text:p text:style-name="Standard"><text:s text:c="4"/>public void beforeRepo(JoinPoint joinPoint) {</text:p>
      <text:p text:style-name="Standard"><text:s text:c="8"/>logger.info(" Repository - <text:s/>{} with args {}", joinPoint, joinPoint.getArgs());</text:p>
      <text:p text:style-name="Standard"><text:s text:c="4"/>}</text:p>
      <text:p text:style-name="Standard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c22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2:13:39.088600818</dc:date>
    <meta:generator>LibreOffice/5.1.6.2$Linux_X86_64 LibreOffice_project/10m0$Build-2</meta:generator>
    <meta:editing-duration>PT6M13S</meta:editing-duration>
    <meta:editing-cycles>5</meta:editing-cycles>
    <meta:document-statistic meta:table-count="0" meta:image-count="0" meta:object-count="0" meta:page-count="4" meta:paragraph-count="122" meta:word-count="274" meta:character-count="4698" meta:non-whitespace-character-count="3257"/>
  </office:meta>
</office:document-meta>
</file>